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language="en" fo:country="US" style:language-asian="es" style:country-asian="ES"/>
    </style:style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language="en" fo:country="US" style:language-asian="es" style:country-asian="ES"/>
    </style:style>
    <style:style style:name="P3" style:parent-style-name="Normal" style:family="paragraph">
      <style:paragraph-properties fo:margin-top="0.0694in" fo:margin-bottom="0.0694in" fo:line-height="100%"/>
    </style:style>
    <style:style style:name="T4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T5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6" style:parent-style-name="Normal" style:family="paragraph">
      <style:text-properties fo:font-weight="bold" style:font-weight-asian="bold" style:font-weight-complex="bold" fo:language="en" fo:country="US"/>
    </style:style>
    <style:style style:name="P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language="en" fo:country="US" style:language-asian="es" style:country-asian="ES"/>
    </style:style>
    <style:style style:name="P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1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12" style:parent-style-name="Normal" style:family="paragraph">
      <style:paragraph-properties fo:margin-bottom="0in" fo:line-height="100%"/>
    </style:style>
    <style:style style:name="T13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14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language="en" fo:country="US" style:language-asian="es" style:country-asian="ES"/>
    </style:style>
    <style:style style:name="P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26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27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28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29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30" style:parent-style-name="Normal" style:family="paragraph">
      <style:paragraph-properties fo:margin-bottom="0in" fo:line-height="100%"/>
    </style:style>
    <style:style style:name="T31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3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language="en" fo:country="US" style:language-asian="es" style:country-asian="ES"/>
    </style:style>
    <style:style style:name="P3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3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3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s" style:country-asian="ES"/>
    </style:style>
    <style:style style:name="P37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38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39" style:parent-style-name="Normal" style:family="paragraph">
      <style:paragraph-properties fo:margin-bottom="0in" fo:line-height="100%"/>
    </style:style>
    <style:style style:name="T40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4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language="en" fo:country="US" style:language-asian="es" style:country-asian="ES"/>
    </style:style>
    <style:style style:name="P4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4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4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4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4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4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4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49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50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51" style:parent-style-name="Normal" style:family="paragraph">
      <style:paragraph-properties fo:margin-bottom="0in" fo:line-height="100%"/>
    </style:style>
    <style:style style:name="T52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53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es" style:country-asian="ES"/>
    </style:style>
    <style:style style:name="P54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55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56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57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58" style:parent-style-name="Normal" style:list-style-name="LFO5" style:family="paragraph">
      <style:paragraph-properties fo:margin-top="0.0694in" fo:margin-bottom="0.0694in" fo:line-height="100%"/>
    </style:style>
    <style:style style:name="T59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T60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61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62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63" style:parent-style-name="Normal" style:family="paragraph">
      <style:text-properties fo:language="en" fo:country="US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h text:style-name="P1" text:outline-level="1">Bathymetry.jl<text:s/>: Bathymetry Processing, Visualization, and Export</text:h>
      <text:h text:style-name="P2" text:outline-level="1"/>
      <text:p text:style-name="P3"><text:span text:style-name="T4">This script demonstrates a full workflow using the EcoSons package for sonar bathymetry processing. It loads raw sonar data, detects the seafloor (bottom),<text:s/></text:span><text:span text:style-name="T5">computes bathymetry, applies optional corrections, plots results, and exports processed data. All parameters are driven by a JSON config file.</text:span></text:p>
      <text:p text:style-name="P6"/>
      <text:h text:style-name="P7" text:outline-level="3">1. Compute Bathymetry (Line 20)</text:h>
      <text:p text:style-name="P8"/>
      <text:p text:style-name="P9"/>
      <text:p text:style-name="P10">baths = compute_bathymetry(data)</text:p>
      <text:list text:style-name="LFO1" text:continue-numbering="true">
        <text:list-item>
          <text:p text:style-name="P11">Calculates bathymetric depths for all pings based on bottom picks.</text:p>
        </text:list-item>
      </text:list>
      <text:p text:style-name="P12"><text:span text:style-name="T13"><draw:custom-shape svg:x="0in" svg:y="0in" svg:width="45.51042in" svg:height="0.00139in" draw:id="id0" draw:style-name="a0" draw:name="Horizontal Line 253" text:anchor-type="as-char"><svg:title/><svg:desc/><draw:enhanced-geometry draw:type="non-primitive" svg:viewBox="0 0 21600 21600" draw:enhanced-path="M 0 0 L 21600 0 21600 21600 0 21600 Z N"/></draw:custom-shape></text:span></text:p>
      <text:h text:style-name="P14" text:outline-level="3">2. Prepare for Optional Tide Correction and Transect Selection (Lines 22–30)</text:h>
      <text:p text:style-name="P15"/>
      <text:p text:style-name="P16"/>
      <text:p text:style-name="P17">dir_tide = joinpath(@__DIR__, "..", "data", "tide.dat")</text:p>
      <text:p text:style-name="P18">transect = config["transect"]</text:p>
      <text:p text:style-name="P19">bath = baths[transect]</text:p>
      <text:p text:style-name="P20">plot_bathymetry_line(1:length(bath.depth), -bath.depth)</text:p>
      <text:p text:style-name="P21"/>
      <text:p text:style-name="P22"># tideCorrection!(baths, dir_tide) <text:s/># currently commented out</text:p>
      <text:p text:style-name="P23"/>
      <text:p text:style-name="P24">bath = baths[transect]</text:p>
      <text:p text:style-name="P25">plot_bathymetry_line(1:length(bath.depth), -bath.depth)</text:p>
      <text:list text:style-name="LFO2" text:continue-numbering="true">
        <text:list-item>
          <text:p text:style-name="P26">Builds path to tidal correction data (unused but ready).</text:p>
        </text:list-item>
        <text:list-item>
          <text:p text:style-name="P27">Selects a specific transect from the bathymetry results.</text:p>
        </text:list-item>
        <text:list-item>
          <text:p text:style-name="P28">Plots the bathymetry profile (depth values negated to reflect downward depth).</text:p>
        </text:list-item>
        <text:list-item>
          <text:p text:style-name="P29">(Optional) tide correction is available but disabled here.</text:p>
        </text:list-item>
      </text:list>
      <text:p text:style-name="P30"><text:span text:style-name="T31"><draw:custom-shape svg:x="0in" svg:y="0in" svg:width="45.51042in" svg:height="0.00139in" draw:id="id1" draw:style-name="a1" draw:name="Horizontal Line 254" text:anchor-type="as-char"><svg:title/><svg:desc/><draw:enhanced-geometry draw:type="non-primitive" svg:viewBox="0 0 21600 21600" draw:enhanced-path="M 0 0 L 21600 0 21600 21600 0 21600 Z N"/></draw:custom-shape></text:span></text:p>
      <text:h text:style-name="P32" text:outline-level="3">3. Save Bathymetry Data (Lines 32–36)</text:h>
      <text:p text:style-name="P33"/>
      <text:p text:style-name="P34"/>
      <text:p text:style-name="P35">JLD2_path = joinpath(@__DIR__, config["JLD2_dir"]["bath"])</text:p>
      <text:p text:style-name="P36">saveJLD2(JLD2_path, baths)</text:p>
      <text:list text:style-name="LFO3" text:continue-numbering="true">
        <text:list-item>
          <text:p text:style-name="P37">Constructs output path from config.</text:p>
        </text:list-item>
        <text:list-item>
          <text:p text:style-name="P38">Saves the bathymetry data in JLD2 format for efficient future loading.</text:p>
        </text:list-item>
      </text:list>
      <text:p text:style-name="P39"><text:span text:style-name="T40"><draw:custom-shape svg:x="0in" svg:y="0in" svg:width="45.51042in" svg:height="0.00139in" draw:id="id2" draw:style-name="a2" draw:name="Horizontal Line 255" text:anchor-type="as-char"><svg:title/><svg:desc/><draw:enhanced-geometry draw:type="non-primitive" svg:viewBox="0 0 21600 21600" draw:enhanced-path="M 0 0 L 21600 0 21600 21600 0 21600 Z N"/></draw:custom-shape></text:span></text:p>
      <text:h text:style-name="P41" text:outline-level="3">4. Prepare Data for Export and Export (Lines 38–44)</text:h>
      <text:p text:style-name="P42"/>
      <text:p text:style-name="P43"/>
      <text:p text:style-name="P44">ntr, utmCoords,<text:s/>xCoord, yCoord, znCoord, depth, time = preproc_transects(</text:p>
      <text:p text:style-name="P45"><text:s text:c="8"/>baths, data; sel = config["transects"]["sel"], use_utm = config["transects"]["use_utm"])</text:p>
      <text:p text:style-name="P46"/>
      <text:p text:style-name="P47">bathymetry_path = joinpath(@__DIR__, config["bathymetry"]["output_file"])</text:p>
      <text:p text:style-name="P48">export_bathymetry(ntr, utmCoords, xCoord, yCoord, znCoord, depth, time, bathymetry_path)</text:p>
      <text:list text:style-name="LFO4" text:continue-numbering="true">
        <text:list-item>
          <text:p text:style-name="P49">Processes selected transects into coordinate arrays, optionally using UTM projections.</text:p>
        </text:list-item>
        <text:list-item>
          <text:p text:style-name="P50">Defines export path and writes the bathymetry and metadata in text or structured format for downstream use.</text:p>
        </text:list-item>
      </text:list>
      <text:p text:style-name="P51"><text:span text:style-name="T52"><draw:custom-shape svg:x="0in" svg:y="0in" svg:width="45.51042in" svg:height="0.00139in" draw:id="id3" draw:style-name="a3" draw:name="Horizontal Line 256" text:anchor-type="as-char"><svg:title/><svg:desc/><draw:enhanced-geometry draw:type="non-primitive" svg:viewBox="0 0 21600 21600" draw:enhanced-path="M 0 0 L 21600 0 21600 21600 0 21600 Z N"/></draw:custom-shape></text:span></text:p>
      <text:h text:style-name="P53" text:outline-level="1">Summary</text:h>
      <text:list text:style-name="LFO5" text:continue-numbering="true">
        <text:list-item>
          <text:p text:style-name="P54">Config-driven loading of raw sonar files and channel selection.</text:p>
        </text:list-item>
        <text:list-item>
          <text:p text:style-name="P55">Bottom detection applied with user-configurable parameters.</text:p>
        </text:list-item>
        <text:list-item>
          <text:p text:style-name="P56">Bathymetry computed per transect and plotted for inspection.</text:p>
        </text:list-item>
        <text:list-item>
          <text:p text:style-name="P57">Optional tide correction supported (commented out).</text:p>
        </text:list-item>
        <text:list-item>
          <text:p text:style-name="P58"><text:span text:style-name="T59">Saves processed data to<text:s/></text:span><text:span text:style-name="T60">.jld2</text:span><text:span text:style-name="T61"><text:s/>binary and exports human-readable bathymetry data.</text:span></text:p>
        </text:list-item>
        <text:list-item>
          <text:p text:style-name="P62">Modular and scalable design suitable for batch sonar survey processing.</text:p>
        </text:list-item>
      </text:list>
      <text:p text:style-name="P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arlos Vázquez Monzón</meta:initial-creator>
    <dc:creator>Carlos Vázquez Monzón</dc:creator>
    <meta:creation-date>2025-07-15T09:48:00Z</meta:creation-date>
    <dc:date>2025-07-15T12:16:00Z</dc:date>
    <meta:template xlink:href="Normal" xlink:type="simple"/>
    <meta:editing-cycles>4</meta:editing-cycles>
    <meta:editing-duration>PT420S</meta:editing-duration>
    <meta:document-statistic meta:page-count="2" meta:paragraph-count="46" meta:word-count="298" meta:character-count="2317" meta:row-count="73" meta:non-whitespace-character-count="2065"/>
  </office:meta>
</office:document-meta>
</file>